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Nimbus Sans L" svg:font-family="'Nimbus Sans L'" style:font-pitch="variable"/>
    <style:font-face style:name="Nimbus Roman No9 L" svg:font-family="'Nimbus Roman No9 L'" style:font-family-generic="roman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start" style:justify-single-word="false"/>
      <style:text-properties fo:font-size="24pt" style:font-size-asian="24pt" style:font-size-complex="24pt"/>
    </style:style>
    <style:style style:name="P3" style:family="paragraph" style:parent-style-name="Standard">
      <style:paragraph-properties fo:text-align="center" style:justify-single-word="false"/>
      <style:text-properties fo:font-size="24pt" style:font-size-asian="24pt" style:font-size-complex="24pt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text-align="end" style:justify-single-word="false"/>
      <style:text-properties fo:font-size="24pt" style:font-size-asian="24pt" style:font-size-complex="24pt"/>
    </style:style>
    <style:style style:name="T1" style:family="text">
      <style:text-properties fo:font-size="24pt" style:font-size-asian="24pt" style:font-size-complex="24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drid, 鄰 8, 2005</text:p>
      <text:p text:style-name="Standard"/>
      <text:p text:style-name="Standard"/>
      <text:p text:style-name="Standard"/>
      <text:p text:style-name="P2">波 Ruud</text:p>
      <text:p text:style-name="P3"/>
      <text:p text:style-name="P3"/>
      <text:p text:style-name="P3">波的动力而引</text:p>
      <text:p text:style-name="P3">起海水剧烈</text:p>
      <text:p text:style-name="P3">的起伏,</text:p>
      <text:p text:style-name="P3"/>
      <text:p text:style-name="P4"><text:span text:style-name="T1">Ruud 最繁?</text:span></text:p>
      <text:p text:style-name="P3">忙的街道</text:p>
      <text:p text:style-name="P3">之 cadeau's一.</text:p>
      <text:p text:style-name="P3"/>
      <text:p text:style-name="P3">後一直</text:p>
      <text:p text:style-name="P3">被拒歸國</text:p>
      <text:p text:style-name="P3">滿載油的!</text:p>
      <text:p text:style-name="P3"/>
      <text:p text:style-name="P3">而相鄰兩</text:p>
      <text:p text:style-name="P3">個浪頭</text:p>
      <text:p text:style-name="P3">Mao 要大.</text:p>
      <text:p text:style-name="P3"/>
      <text:p text:style-name="P3"/>
      <text:p text:style-name="P5">籤-Pie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Nimbus Sans L" svg:font-family="'Nimbus Sans L'" style:font-pitch="variable"/>
    <style:font-face style:name="Nimbus Roman No9 L" svg:font-family="'Nimbus Roman No9 L'" style:font-family-generic="roman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font-name-asian="Nimbus Sans L" style:font-size-asian="12pt" style:language-asian="none" style:country-asian="none" style:font-name-complex="Nimbus Sans L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1.9.129$Linux OpenOffice.org_project/680$Build-8825</meta:generator>
    <meta:creation-date>2005-12-11T17:15:32</meta:creation-date>
    <dc:date>2005-12-11T17:38:35</dc:date>
    <dc:language>en-US</dc:language>
    <meta:editing-cycles>3</meta:editing-cycles>
    <meta:editing-duration>PT23M42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5" meta:word-count="24" meta:character-count="94"/>
  </office:meta>
</office:document-meta>
</file>